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background-color="#292d3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bfc7d5" loext:opacity="100%" fo:background-color="#292d3e"/>
    </style:style>
    <style:style style:name="T1" style:family="text">
      <style:text-properties fo:color="#c792ea" loext:opacity="100%"/>
    </style:style>
    <style:style style:name="T2" style:family="text">
      <style:text-properties fo:color="#bfc7d5" loext:opacity="100%"/>
    </style:style>
    <style:style style:name="T3" style:family="text">
      <style:text-properties fo:color="#89ddff" loext:opacity="100%"/>
    </style:style>
    <style:style style:name="T4" style:family="text">
      <style:text-properties fo:color="#d9f5dd" loext:opacity="100%"/>
    </style:style>
    <style:style style:name="T5" style:family="text">
      <style:text-properties fo:color="#c3e88d" loext:opacity="100%"/>
    </style:style>
    <style:style style:name="T6" style:family="text">
      <style:text-properties fo:color="#ff5572" loext:opacity="100%"/>
    </style:style>
    <style:style style:name="T7" style:family="text">
      <style:text-properties fo:color="#80cbc4" loext:opacity="100%"/>
    </style:style>
    <style:style style:name="T8" style:family="text">
      <style:text-properties fo:color="#f78c6c" loext:opacity="100%"/>
    </style:style>
    <style:style style:name="T9" style:family="text">
      <style:text-properties fo:color="#ffeb95" loext:opacity="100%"/>
    </style:style>
    <style:style style:name="T10" style:family="text">
      <style:text-properties fo:color="#ffcb6b" loext:opacity="100%"/>
    </style:style>
    <style:style style:name="T11" style:family="text">
      <style:text-properties fo:color="#697098" loext:opacity="100%"/>
    </style:style>
    <style:style style:name="T12" style:family="text">
      <style:text-properties fo:color="#7986e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@import</text:span><text:span text:style-name="T2"> </text:span><text:span text:style-name="T3">url</text:span><text:span text:style-name="T2">(</text:span><text:span text:style-name="T4">"</text:span><text:span text:style-name="T5">https://fonts.googleapis.com/css2?family=Quicksand:wght@300&amp;display=swap</text:span><text:span text:style-name="T4">"</text:span><text:span text:style-name="T2">);</text:span></text:p>
      <text:p text:style-name="Standard"/>
      <text:p text:style-name="P1"><text:span text:style-name="T6">*</text:span><text:span text:style-name="T2"> {</text:span></text:p>
      <text:p text:style-name="P1"><text:span text:style-name="T7">margin</text:span><text:span text:style-name="T2">: </text:span><text:span text:style-name="T8">0</text:span><text:span text:style-name="T2">;</text:span></text:p>
      <text:p text:style-name="P1"><text:span text:style-name="T7">padding</text:span><text:span text:style-name="T2">: </text:span><text:span text:style-name="T8">0</text:span><text:span text:style-name="T2">;</text:span></text:p>
      <text:p text:style-name="P1"><text:span text:style-name="T7">box-sizing</text:span><text:span text:style-name="T2">: </text:span><text:span text:style-name="T3">border-box</text:span><text:span text:style-name="T2">;</text:span></text:p>
      <text:p text:style-name="P1"><text:span text:style-name="T7">font-family</text:span><text:span text:style-name="T2">: </text:span><text:span text:style-name="T4">"</text:span><text:span text:style-name="T5">Quicksand</text:span><text:span text:style-name="T4">"</text:span><text:span text:style-name="T2">, </text:span><text:span text:style-name="T3">sans-serif</text:span><text:span text:style-name="T2">;</text:span></text:p>
      <text:p text:style-name="P2">}</text:p>
      <text:p text:style-name="Standard"/>
      <text:p text:style-name="P1"><text:span text:style-name="T6">body</text:span><text:span text:style-name="T2"> {</text:span></text:p>
      <text:p text:style-name="P1"><text:span text:style-name="T7">display</text:span><text:span text:style-name="T2">: </text:span><text:span text:style-name="T3">flex</text:span><text:span text:style-name="T2">;</text:span></text:p>
      <text:p text:style-name="P1"><text:span text:style-name="T7">justify-content</text:span><text:span text:style-name="T2">: </text:span><text:span text:style-name="T3">center</text:span><text:span text:style-name="T2">;</text:span></text:p>
      <text:p text:style-name="P1"><text:span text:style-name="T7">align-items</text:span><text:span text:style-name="T2">: </text:span><text:span text:style-name="T3">center</text:span><text:span text:style-name="T2">;</text:span></text:p>
      <text:p text:style-name="P1"><text:span text:style-name="T7">min-height</text:span><text:span text:style-name="T2">: </text:span><text:span text:style-name="T8">100</text:span><text:span text:style-name="T9">vh</text:span><text:span text:style-name="T2">;</text:span></text:p>
      <text:p text:style-name="P1"><text:span text:style-name="T7">background</text:span><text:span text:style-name="T2">: </text:span><text:span text:style-name="T8">#</text:span><text:span text:style-name="T9">FFFFFF</text:span><text:span text:style-name="T2">;</text:span></text:p>
      <text:p text:style-name="P1"><text:span text:style-name="T7">width</text:span><text:span text:style-name="T2">: </text:span><text:span text:style-name="T8">100</text:span><text:span text:style-name="T9">%</text:span><text:span text:style-name="T2">;</text:span></text:p>
      <text:p text:style-name="P1"><text:span text:style-name="T7">overflow</text:span><text:span text:style-name="T2">: </text:span><text:span text:style-name="T3">hidden</text:span><text:span text:style-name="T2">;</text:span></text:p>
      <text:p text:style-name="P2">}</text:p>
      <text:p text:style-name="Standard"/>
      <text:p text:style-name="P1"><text:span text:style-name="T10">.ring-container</text:span><text:span text:style-name="T2"> {</text:span></text:p>
      <text:p text:style-name="P1"><text:span text:style-name="T7">position</text:span><text:span text:style-name="T2">: </text:span><text:span text:style-name="T3">relative</text:span><text:span text:style-name="T2">;</text:span></text:p>
      <text:p text:style-name="P1"><text:span text:style-name="T7">width</text:span><text:span text:style-name="T2">: </text:span><text:span text:style-name="T8">500</text:span><text:span text:style-name="T9">px</text:span><text:span text:style-name="T2">;</text:span></text:p>
      <text:p text:style-name="P1"><text:span text:style-name="T7">height</text:span><text:span text:style-name="T2">: </text:span><text:span text:style-name="T8">500</text:span><text:span text:style-name="T9">px</text:span><text:span text:style-name="T2">;</text:span></text:p>
      <text:p text:style-name="P1"><text:span text:style-name="T7">display</text:span><text:span text:style-name="T2">: </text:span><text:span text:style-name="T3">flex</text:span><text:span text:style-name="T2">;</text:span></text:p>
      <text:p text:style-name="P1"><text:span text:style-name="T7">justify-content</text:span><text:span text:style-name="T2">: </text:span><text:span text:style-name="T3">center</text:span><text:span text:style-name="T2">;</text:span></text:p>
      <text:p text:style-name="P1"><text:span text:style-name="T7">align-items</text:span><text:span text:style-name="T2">: </text:span><text:span text:style-name="T3">center</text:span><text:span text:style-name="T2">;</text:span></text:p>
      <text:p text:style-name="P2">}</text:p>
      <text:p text:style-name="Standard"/>
      <text:p text:style-name="P1"><text:span text:style-name="T10">.text-container</text:span><text:span text:style-name="T2"> {</text:span></text:p>
      <text:p text:style-name="P1"><text:span text:style-name="T7">position</text:span><text:span text:style-name="T2">: </text:span><text:span text:style-name="T3">absolute</text:span><text:span text:style-name="T2">;</text:span></text:p>
      <text:p text:style-name="P1"><text:span text:style-name="T7">z-index</text:span><text:span text:style-name="T2">: </text:span><text:span text:style-name="T8">2</text:span><text:span text:style-name="T2">;</text:span></text:p>
      <text:p text:style-name="P1"><text:span text:style-name="T7">text-align</text:span><text:span text:style-name="T2">: </text:span><text:span text:style-name="T3">center</text:span><text:span text:style-name="T2">;</text:span></text:p>
      <text:p text:style-name="P2">}</text:p>
      <text:p text:style-name="Standard"/>
      <text:p text:style-name="P1"><text:span text:style-name="T10">.ring</text:span><text:span text:style-name="T2"> {</text:span></text:p>
      <text:p text:style-name="P1"><text:span text:style-name="T7">position</text:span><text:span text:style-name="T2">: </text:span><text:span text:style-name="T3">absolute</text:span><text:span text:style-name="T2">;</text:span></text:p>
      <text:p text:style-name="P1"><text:span text:style-name="T7">width</text:span><text:span text:style-name="T2">: </text:span><text:span text:style-name="T8">500</text:span><text:span text:style-name="T9">px</text:span><text:span text:style-name="T2">;</text:span></text:p>
      <text:p text:style-name="P1"><text:span text:style-name="T7">height</text:span><text:span text:style-name="T2">: </text:span><text:span text:style-name="T8">500</text:span><text:span text:style-name="T9">px</text:span><text:span text:style-name="T2">;</text:span></text:p>
      <text:p text:style-name="P1"><text:span text:style-name="T7">display</text:span><text:span text:style-name="T2">: </text:span><text:span text:style-name="T3">flex</text:span><text:span text:style-name="T2">;</text:span></text:p>
      <text:p text:style-name="P1"><text:span text:style-name="T7">justify-content</text:span><text:span text:style-name="T2">: </text:span><text:span text:style-name="T3">center</text:span><text:span text:style-name="T2">;</text:span></text:p>
      <text:p text:style-name="P1"><text:span text:style-name="T7">align-items</text:span><text:span text:style-name="T2">: </text:span><text:span text:style-name="T3">center</text:span><text:span text:style-name="T2">;</text:span></text:p>
      <text:p text:style-name="P1"><text:span text:style-name="T7">animation</text:span><text:span text:style-name="T2">: rotateRings </text:span><text:span text:style-name="T8">10</text:span><text:span text:style-name="T9">s</text:span><text:span text:style-name="T2"> </text:span><text:span text:style-name="T3">linear</text:span><text:span text:style-name="T2"> </text:span><text:span text:style-name="T3">infinite</text:span><text:span text:style-name="T2"> </text:span><text:span text:style-name="T3">reverse</text:span><text:span text:style-name="T2">; </text:span><text:span text:style-name="T11">/*</text:span> Reverse rotation <text:span text:style-name="T11">*/</text:span></text:p>
      <text:p text:style-name="P2">}</text:p>
      <text:p text:style-name="Standard"/>
      <text:p text:style-name="P1"><text:span text:style-name="T10">.ring-element</text:span><text:span text:style-name="T2"> {</text:span></text:p>
      <text:p text:style-name="P1"><text:span text:style-name="T7">position</text:span><text:span text:style-name="T2">: </text:span><text:span text:style-name="T3">absolute</text:span><text:span text:style-name="T2">;</text:span></text:p>
      <text:p text:style-name="P1"><text:span text:style-name="T7">inset</text:span><text:span text:style-name="T2">: </text:span><text:span text:style-name="T8">0</text:span><text:span text:style-name="T2">;</text:span></text:p>
      <text:p text:style-name="P1"><text:span text:style-name="T7">border</text:span><text:span text:style-name="T2">: </text:span><text:span text:style-name="T8">4</text:span><text:span text:style-name="T9">px</text:span><text:span text:style-name="T2"> </text:span><text:span text:style-name="T3">solid</text:span><text:span text:style-name="T2"> </text:span><text:span text:style-name="T3">transparent</text:span><text:span text:style-name="T2">; </text:span><text:span text:style-name="T11">/*</text:span> Increased border width <text:span text:style-name="T11">*/</text:span></text:p>
      <text:p text:style-name="P1"><text:span text:style-name="T7">border-radius</text:span><text:span text:style-name="T2">: </text:span><text:span text:style-name="T8">50</text:span><text:span text:style-name="T9">%</text:span><text:span text:style-name="T2">;</text:span></text:p>
      <text:p text:style-name="P1"><text:soft-page-break/><text:span text:style-name="T7">animation-duration</text:span><text:span text:style-name="T2">: </text:span><text:span text:style-name="T8">6</text:span><text:span text:style-name="T9">s</text:span><text:span text:style-name="T2">;</text:span></text:p>
      <text:p text:style-name="P1"><text:span text:style-name="T7">animation-timing-function</text:span><text:span text:style-name="T2">: </text:span><text:span text:style-name="T3">linear</text:span><text:span text:style-name="T2">;</text:span></text:p>
      <text:p text:style-name="P1"><text:span text:style-name="T7">animation-iteration-count</text:span><text:span text:style-name="T2">: </text:span><text:span text:style-name="T3">infinite</text:span><text:span text:style-name="T2">;</text:span></text:p>
      <text:p text:style-name="P2">}</text:p>
      <text:p text:style-name="Standard"/>
      <text:p text:style-name="P1"><text:span text:style-name="T10">.ring-element:nth-child</text:span><text:span text:style-name="T1">(</text:span><text:span text:style-name="T8">1</text:span><text:span text:style-name="T1">)</text:span><text:span text:style-name="T2"> {</text:span></text:p>
      <text:p text:style-name="P1"><text:span text:style-name="T7">border</text:span><text:span text:style-name="T2">: </text:span><text:span text:style-name="T8">4</text:span><text:span text:style-name="T9">px</text:span><text:span text:style-name="T2"> </text:span><text:span text:style-name="T3">solid</text:span><text:span text:style-name="T2"> </text:span><text:span text:style-name="T8">#</text:span><text:span text:style-name="T9">067c3c</text:span><text:span text:style-name="T2">; </text:span><text:span text:style-name="T11">/*</text:span> Green color <text:span text:style-name="T11">*/</text:span></text:p>
      <text:p text:style-name="P1"><text:span text:style-name="T7">border-radius</text:span><text:span text:style-name="T2">: </text:span><text:span text:style-name="T8">38</text:span><text:span text:style-name="T9">%</text:span><text:span text:style-name="T2"> </text:span><text:span text:style-name="T8">62</text:span><text:span text:style-name="T9">%</text:span><text:span text:style-name="T2"> </text:span><text:span text:style-name="T8">63</text:span><text:span text:style-name="T9">%</text:span><text:span text:style-name="T2"> </text:span><text:span text:style-name="T8">37</text:span><text:span text:style-name="T9">%</text:span><text:span text:style-name="T2"> / </text:span><text:span text:style-name="T8">41</text:span><text:span text:style-name="T9">%</text:span><text:span text:style-name="T2"> </text:span><text:span text:style-name="T8">44</text:span><text:span text:style-name="T9">%</text:span><text:span text:style-name="T2"> </text:span><text:span text:style-name="T8">56</text:span><text:span text:style-name="T9">%</text:span><text:span text:style-name="T2"> </text:span><text:span text:style-name="T8">59</text:span><text:span text:style-name="T9">%</text:span><text:span text:style-name="T2">;</text:span></text:p>
      <text:p text:style-name="P1"><text:span text:style-name="T7">animation-name</text:span><text:span text:style-name="T2">: animate;</text:span></text:p>
      <text:p text:style-name="P2">}</text:p>
      <text:p text:style-name="Standard"/>
      <text:p text:style-name="P1"><text:span text:style-name="T10">.ring-element:nth-child</text:span><text:span text:style-name="T1">(</text:span><text:span text:style-name="T8">2</text:span><text:span text:style-name="T1">)</text:span><text:span text:style-name="T2"> {</text:span></text:p>
      <text:p text:style-name="P1"><text:span text:style-name="T7">border</text:span><text:span text:style-name="T2">: </text:span><text:span text:style-name="T8">4</text:span><text:span text:style-name="T9">px</text:span><text:span text:style-name="T2"> </text:span><text:span text:style-name="T3">solid</text:span><text:span text:style-name="T2"> </text:span><text:span text:style-name="T8">#</text:span><text:span text:style-name="T9">809c13</text:span><text:span text:style-name="T2">; </text:span><text:span text:style-name="T11">/*</text:span> Yellow color <text:span text:style-name="T11">*/</text:span></text:p>
      <text:p text:style-name="P1"><text:span text:style-name="T7">border-radius</text:span><text:span text:style-name="T2">: </text:span><text:span text:style-name="T8">41</text:span><text:span text:style-name="T9">%</text:span><text:span text:style-name="T2"> </text:span><text:span text:style-name="T8">44</text:span><text:span text:style-name="T9">%</text:span><text:span text:style-name="T2"> </text:span><text:span text:style-name="T8">56</text:span><text:span text:style-name="T9">%</text:span><text:span text:style-name="T2"> </text:span><text:span text:style-name="T8">59</text:span><text:span text:style-name="T9">%</text:span><text:span text:style-name="T2"> / </text:span><text:span text:style-name="T8">38</text:span><text:span text:style-name="T9">%</text:span><text:span text:style-name="T2"> </text:span><text:span text:style-name="T8">62</text:span><text:span text:style-name="T9">%</text:span><text:span text:style-name="T2"> </text:span><text:span text:style-name="T8">63</text:span><text:span text:style-name="T9">%</text:span><text:span text:style-name="T2"> </text:span><text:span text:style-name="T8">37</text:span><text:span text:style-name="T9">%</text:span><text:span text:style-name="T2">;</text:span></text:p>
      <text:p text:style-name="P1"><text:span text:style-name="T7">animation-name</text:span><text:span text:style-name="T2">: animate;</text:span></text:p>
      <text:p text:style-name="P1"><text:span text:style-name="T7">animation-duration</text:span><text:span text:style-name="T2">: </text:span><text:span text:style-name="T8">4</text:span><text:span text:style-name="T9">s</text:span><text:span text:style-name="T2">;</text:span></text:p>
      <text:p text:style-name="P2">}</text:p>
      <text:p text:style-name="Standard"/>
      <text:p text:style-name="P1"><text:span text:style-name="T10">.ring-element:nth-child</text:span><text:span text:style-name="T1">(</text:span><text:span text:style-name="T8">3</text:span><text:span text:style-name="T1">)</text:span><text:span text:style-name="T2"> {</text:span></text:p>
      <text:p text:style-name="P1"><text:span text:style-name="T7">border</text:span><text:span text:style-name="T2">: </text:span><text:span text:style-name="T8">4</text:span><text:span text:style-name="T9">px</text:span><text:span text:style-name="T2"> </text:span><text:span text:style-name="T3">solid</text:span><text:span text:style-name="T2"> </text:span><text:span text:style-name="T8">#</text:span><text:span text:style-name="T9">abc32f</text:span><text:span text:style-name="T2">; </text:span><text:span text:style-name="T11">/*</text:span> Light green color <text:span text:style-name="T11">*/</text:span></text:p>
      <text:p text:style-name="P1"><text:span text:style-name="T7">border-radius</text:span><text:span text:style-name="T2">: </text:span><text:span text:style-name="T8">41</text:span><text:span text:style-name="T9">%</text:span><text:span text:style-name="T2"> </text:span><text:span text:style-name="T8">44</text:span><text:span text:style-name="T9">%</text:span><text:span text:style-name="T2"> </text:span><text:span text:style-name="T8">56</text:span><text:span text:style-name="T9">%</text:span><text:span text:style-name="T2"> </text:span><text:span text:style-name="T8">59</text:span><text:span text:style-name="T9">%</text:span><text:span text:style-name="T2"> / </text:span><text:span text:style-name="T8">38</text:span><text:span text:style-name="T9">%</text:span><text:span text:style-name="T2"> </text:span><text:span text:style-name="T8">62</text:span><text:span text:style-name="T9">%</text:span><text:span text:style-name="T2"> </text:span><text:span text:style-name="T8">63</text:span><text:span text:style-name="T9">%</text:span><text:span text:style-name="T2"> </text:span><text:span text:style-name="T8">37</text:span><text:span text:style-name="T9">%</text:span><text:span text:style-name="T2">;</text:span></text:p>
      <text:p text:style-name="P1"><text:span text:style-name="T7">animation-name</text:span><text:span text:style-name="T2">: animate2;</text:span></text:p>
      <text:p text:style-name="P1"><text:span text:style-name="T7">animation-duration</text:span><text:span text:style-name="T2">: </text:span><text:span text:style-name="T8">10</text:span><text:span text:style-name="T9">s</text:span><text:span text:style-name="T2">;</text:span></text:p>
      <text:p text:style-name="P2">}</text:p>
      <text:p text:style-name="Standard"/>
      <text:p text:style-name="P1"><text:span text:style-name="T1">@keyframes</text:span><text:span text:style-name="T2"> </text:span><text:span text:style-name="T12">animate</text:span><text:span text:style-name="T2"> {</text:span></text:p>
      <text:p text:style-name="P2">0% {</text:p>
      <text:p text:style-name="P1"><text:span text:style-name="T7">transform</text:span><text:span text:style-name="T2">: </text:span><text:span text:style-name="T3">rotate</text:span><text:span text:style-name="T2">(</text:span><text:span text:style-name="T8">0</text:span><text:span text:style-name="T9">deg</text:span><text:span text:style-name="T2">);</text:span></text:p>
      <text:p text:style-name="P2">}</text:p>
      <text:p text:style-name="P2">100% {</text:p>
      <text:p text:style-name="P1"><text:span text:style-name="T7">transform</text:span><text:span text:style-name="T2">: </text:span><text:span text:style-name="T3">rotate</text:span><text:span text:style-name="T2">(</text:span><text:span text:style-name="T8">360</text:span><text:span text:style-name="T9">deg</text:span><text:span text:style-name="T2">);</text:span></text:p>
      <text:p text:style-name="P2">}</text:p>
      <text:p text:style-name="P2">}</text:p>
      <text:p text:style-name="Standard"/>
      <text:p text:style-name="P1"><text:span text:style-name="T1">@keyframes</text:span><text:span text:style-name="T2"> </text:span><text:span text:style-name="T12">animate2</text:span><text:span text:style-name="T2"> {</text:span></text:p>
      <text:p text:style-name="P2">0% {</text:p>
      <text:p text:style-name="P1"><text:span text:style-name="T7">transform</text:span><text:span text:style-name="T2">: </text:span><text:span text:style-name="T3">rotate</text:span><text:span text:style-name="T2">(</text:span><text:span text:style-name="T8">360</text:span><text:span text:style-name="T9">deg</text:span><text:span text:style-name="T2">);</text:span></text:p>
      <text:p text:style-name="P2">}</text:p>
      <text:p text:style-name="P2">100% {</text:p>
      <text:p text:style-name="P1"><text:span text:style-name="T7">transform</text:span><text:span text:style-name="T2">: </text:span><text:span text:style-name="T3">rotate</text:span><text:span text:style-name="T2">(</text:span><text:span text:style-name="T8">0</text:span><text:span text:style-name="T9">deg</text:span><text:span text:style-name="T2">);</text:span></text:p>
      <text:p text:style-name="P2">}</text:p>
      <text:p text:style-name="P2">}</text:p>
      <text:p text:style-name="Standard"/>
      <text:p text:style-name="P1"><text:span text:style-name="T1">@keyframes</text:span><text:span text:style-name="T2"> </text:span><text:span text:style-name="T12">rotateRings</text:span><text:span text:style-name="T2"> {</text:span></text:p>
      <text:p text:style-name="P2">0% {</text:p>
      <text:p text:style-name="P1"><text:span text:style-name="T7">transform</text:span><text:span text:style-name="T2">: </text:span><text:span text:style-name="T3">rotate</text:span><text:span text:style-name="T2">(</text:span><text:span text:style-name="T8">0</text:span><text:span text:style-name="T9">deg</text:span><text:span text:style-name="T2">);</text:span></text:p>
      <text:p text:style-name="P2">}</text:p>
      <text:p text:style-name="P2">100% {</text:p>
      <text:p text:style-name="P1"><text:span text:style-name="T7">transform</text:span><text:span text:style-name="T2">: </text:span><text:span text:style-name="T3">rotate</text:span><text:span text:style-name="T2">(</text:span><text:span text:style-name="T8">-360</text:span><text:span text:style-name="T9">deg</text:span><text:span text:style-name="T2">); </text:span><text:span text:style-name="T11">/*</text:span> Reverse rotation <text:span text:style-name="T11">*/</text:span></text:p>
      <text:p text:style-name="P2"><text:soft-page-break/>}</text:p>
      <text:p text:style-name="P2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0:58:09.460537938</meta:creation-date>
    <dc:date>2024-04-30T00:58:36.706544055</dc:date>
    <meta:editing-duration>PT31S</meta:editing-duration>
    <meta:editing-cycles>1</meta:editing-cycles>
    <meta:document-statistic meta:table-count="0" meta:image-count="0" meta:object-count="0" meta:page-count="3" meta:paragraph-count="88" meta:word-count="224" meta:character-count="1666" meta:non-whitespace-character-count="1530"/>
    <meta:generator>LibreOffice/24.2.2.2$Linux_X86_64 LibreOffice_project/420$Build-2</meta:generator>
  </office:meta>
</office:document-meta>
</file>